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table:style-name="ce1" office:value-type="date" office:date-value="2013-03-23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string">
            <text:p>Testear y escribir “code_breaker.rb”</text:p>
          </table:table-cell>
          <table:table-cell table:style-name="ce1" office:value-type="date" office:date-value="2013-04-11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table:style-name="ce1" office:value-type="date" office:date-value="2013-04-21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3">
          <table:table-cell/>
          <table:table-cell office:value-type="string">
            <text:p>Hacer que el code breaker pase las especificaciones enviadas por nico</text:p>
          </table:table-cell>
          <table:table-cell table:style-name="ce1" office:value-type="date" office:date-value="2013-04-28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2" table:number-rows-repeated="104856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 style:data-style-name="N2" text:time-value="0000-00-00T17:53: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4-28T17:53:25</dc:date>
    <dc:creator>Facundo </dc:creator>
    <meta:editing-duration>PT3H2M11S</meta:editing-duration>
    <meta:editing-cycles>13</meta:editing-cycles>
    <meta:generator>LibreOffice/4.0.2.2$Linux_x86 LibreOffice_project/400m0$Build-2</meta:generator>
    <meta:document-statistic meta:table-count="1" meta:cell-count="31" meta:object-count="0"/>
  </office:meta>
</office:document-meta>
</file>